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672"/>
    </style:style>
    <style:style style:name="P3" style:family="paragraph" style:parent-style-name="Standard">
      <style:paragraph-properties fo:text-align="start" style:justify-single-word="false"/>
      <style:text-properties officeooo:paragraph-rsid="0023584c"/>
    </style:style>
    <style:style style:name="P4" style:family="paragraph" style:parent-style-name="Standard">
      <style:paragraph-properties fo:text-align="start" style:justify-single-word="false"/>
      <style:text-properties officeooo:paragraph-rsid="0034b1b2"/>
    </style:style>
    <style:style style:name="P5" style:family="paragraph" style:parent-style-name="Standard">
      <style:paragraph-properties fo:text-align="start" style:justify-single-word="false"/>
      <style:text-properties officeooo:paragraph-rsid="00369006"/>
    </style:style>
    <style:style style:name="P6" style:family="paragraph" style:parent-style-name="Standard">
      <style:paragraph-properties fo:text-align="start" style:justify-single-word="false"/>
      <style:text-properties officeooo:paragraph-rsid="003a5ec3"/>
    </style:style>
    <style:style style:name="P7" style:family="paragraph" style:parent-style-name="Standard">
      <style:paragraph-properties fo:text-align="center" style:justify-single-word="false"/>
      <style:text-properties officeooo:paragraph-rsid="000e5672"/>
    </style:style>
    <style:style style:name="P8" style:family="paragraph" style:parent-style-name="Standard">
      <style:paragraph-properties fo:text-align="start" style:justify-single-word="false"/>
      <style:text-properties officeooo:rsid="0014394e" officeooo:paragraph-rsid="0023584c"/>
    </style:style>
    <style:style style:name="P9" style:family="paragraph" style:parent-style-name="Standard">
      <style:paragraph-properties fo:text-align="start" style:justify-single-word="false"/>
      <style:text-properties officeooo:rsid="0014394e" officeooo:paragraph-rsid="0014394e"/>
    </style:style>
    <style:style style:name="P10" style:family="paragraph" style:parent-style-name="Standard">
      <style:paragraph-properties fo:text-align="start" style:justify-single-word="false"/>
      <style:text-properties officeooo:rsid="0015d74d" officeooo:paragraph-rsid="0015d74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officeooo:paragraph-rsid="000e5672"/>
    </style:style>
    <style:style style:name="P12" style:family="paragraph" style:parent-style-name="Standard">
      <style:paragraph-properties fo:text-align="start" style:justify-single-word="false"/>
      <style:text-properties fo:color="#c9211e" loext:opacity="100%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paragraph-rsid="0023584c"/>
    </style:style>
    <style:style style:name="P14" style:family="paragraph" style:parent-style-name="Standard">
      <style:paragraph-properties fo:text-align="start" style:justify-single-word="false"/>
      <style:text-properties fo:color="#c9211e" loext:opacity="100%" officeooo:paragraph-rsid="001258b4"/>
    </style:style>
    <style:style style:name="P15" style:family="paragraph" style:parent-style-name="Standard">
      <style:paragraph-properties fo:text-align="start" style:justify-single-word="false"/>
      <style:text-properties fo:color="#c9211e" loext:opacity="100%" officeooo:paragraph-rsid="00117a86"/>
    </style:style>
    <style:style style:name="P16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17" style:family="paragraph" style:parent-style-name="Standard">
      <style:paragraph-properties fo:text-align="start" style:justify-single-word="false"/>
      <style:text-properties fo:color="#c9211e" loext:opacity="100%" officeooo:rsid="00172075" officeooo:paragraph-rsid="0023584c"/>
    </style:style>
    <style:style style:name="P18" style:family="paragraph" style:parent-style-name="Standard">
      <style:paragraph-properties fo:text-align="start" style:justify-single-word="false"/>
      <style:text-properties fo:color="#c9211e" loext:opacity="100%" officeooo:rsid="0019dfb8" officeooo:paragraph-rsid="0019dfb8"/>
    </style:style>
    <style:style style:name="P19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20" style:family="paragraph" style:parent-style-name="Standard">
      <style:text-properties fo:color="#c9211e" loext:opacity="100%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underline-style="none"/>
    </style:style>
    <style:style style:name="P22" style:family="paragraph" style:parent-style-name="Standard">
      <style:paragraph-properties fo:text-align="start" style:justify-single-word="false"/>
      <style:text-properties fo:color="#c9211e" loext:opacity="100%" officeooo:rsid="004a04cb" officeooo:paragraph-rsid="004a04cb"/>
    </style:style>
    <style:style style:name="P23" style:family="paragraph" style:parent-style-name="Standard">
      <style:paragraph-properties fo:text-align="start" style:justify-single-word="false"/>
      <style:text-properties officeooo:rsid="00172075" officeooo:paragraph-rsid="00172075"/>
    </style:style>
    <style:style style:name="P24" style:family="paragraph" style:parent-style-name="Standard">
      <style:paragraph-properties fo:text-align="start" style:justify-single-word="false"/>
      <style:text-properties officeooo:rsid="00172075" officeooo:paragraph-rsid="0023584c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paragraph-rsid="001bc03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paragraph-rsid="001d44b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paragraph-rsid="001e552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paragraph-rsid="001ffe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paragraph-rsid="0021327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bc03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d44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ffe1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bc03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d44b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e552b" style:font-weight-asian="normal" style:font-weight-complex="normal"/>
    </style:style>
    <style:style style:name="P36" style:family="paragraph" style:parent-style-name="Standard">
      <style:text-properties style:font-name="Calibri" fo:font-weight="normal" officeooo:rsid="002e531f" officeooo:paragraph-rsid="001bc03c" style:font-weight-asian="normal" style:font-weight-complex="normal"/>
    </style:style>
    <style:style style:name="P37" style:family="paragraph" style:parent-style-name="Standard">
      <style:text-properties style:font-name="Calibri" fo:font-weight="normal" officeooo:rsid="002e8b35" officeooo:paragraph-rsid="001bc03c" style:font-weight-asian="normal" style:font-weight-complex="normal"/>
    </style:style>
    <style:style style:name="P38" style:family="paragraph" style:parent-style-name="Standard">
      <style:text-properties style:font-name="Calibri" fo:font-weight="normal" officeooo:rsid="002e8b35" officeooo:paragraph-rsid="00235c17" style:font-weight-asian="normal" style:font-weight-complex="normal"/>
    </style:style>
    <style:style style:name="P39" style:family="paragraph" style:parent-style-name="Standard">
      <style:text-properties style:font-name="Calibri" fo:font-weight="normal" officeooo:rsid="002e8b35" officeooo:paragraph-rsid="00268372" style:font-weight-asian="normal" style:font-weight-complex="normal"/>
    </style:style>
    <style:style style:name="P40" style:family="paragraph" style:parent-style-name="Standard">
      <style:text-properties style:font-name="Calibri" fo:font-weight="normal" officeooo:rsid="002e8b35" officeooo:paragraph-rsid="002c5390" style:font-weight-asian="normal" style:font-weight-complex="normal"/>
    </style:style>
    <style:style style:name="P41" style:family="paragraph" style:parent-style-name="Standard">
      <style:text-properties style:font-name="Calibri" fo:font-weight="normal" officeooo:paragraph-rsid="001bc03c" style:font-weight-asian="normal" style:font-weight-complex="normal"/>
    </style:style>
    <style:style style:name="P42" style:family="paragraph" style:parent-style-name="Standard">
      <style:text-properties style:font-name="Calibri" fo:font-weight="normal" officeooo:paragraph-rsid="0023584c" style:font-weight-asian="normal" style:font-weight-complex="normal"/>
    </style:style>
    <style:style style:name="P43" style:family="paragraph" style:parent-style-name="Standard">
      <style:text-properties style:font-name="Calibri" fo:font-weight="normal" officeooo:paragraph-rsid="00235c17" style:font-weight-asian="normal" style:font-weight-complex="normal"/>
    </style:style>
    <style:style style:name="P44" style:family="paragraph" style:parent-style-name="Standard">
      <style:text-properties style:font-name="Calibri" fo:font-weight="normal" officeooo:rsid="00235c17" officeooo:paragraph-rsid="00235c17" style:font-weight-asian="normal" style:font-weight-complex="normal"/>
    </style:style>
    <style:style style:name="P45" style:family="paragraph" style:parent-style-name="Standard">
      <style:text-properties style:font-name="Calibri" fo:font-weight="normal" officeooo:paragraph-rsid="00268372" style:font-weight-asian="normal" style:font-weight-complex="normal"/>
    </style:style>
    <style:style style:name="P46" style:family="paragraph" style:parent-style-name="Standard">
      <style:text-properties style:font-name="Calibri" fo:font-weight="normal" officeooo:rsid="0027d167" officeooo:paragraph-rsid="0027d167" style:font-weight-asian="normal" style:font-weight-complex="normal"/>
    </style:style>
    <style:style style:name="P47" style:family="paragraph" style:parent-style-name="Standard">
      <style:text-properties style:font-name="Calibri" fo:font-weight="normal" officeooo:rsid="00298464" officeooo:paragraph-rsid="00298464" style:font-weight-asian="normal" style:font-weight-complex="normal"/>
    </style:style>
    <style:style style:name="P48" style:family="paragraph" style:parent-style-name="Standard">
      <style:text-properties style:font-name="Calibri" fo:font-weight="normal" officeooo:paragraph-rsid="002c5390" style:font-weight-asian="normal" style:font-weight-complex="normal"/>
    </style:style>
    <style:style style:name="P49" style:family="paragraph" style:parent-style-name="Standard">
      <style:text-properties style:font-name="Calibri" fo:font-weight="normal" officeooo:rsid="002e93f5" officeooo:paragraph-rsid="002e93f5" style:font-weight-asian="normal" style:font-weight-complex="normal"/>
    </style:style>
    <style:style style:name="P50" style:family="paragraph" style:parent-style-name="Standard">
      <style:text-properties style:font-name="Calibri" fo:font-weight="normal" officeooo:paragraph-rsid="0030046d" style:font-weight-asian="normal" style:font-weight-complex="normal"/>
    </style:style>
    <style:style style:name="P51" style:family="paragraph" style:parent-style-name="Standard">
      <style:text-properties style:font-name="Calibri" fo:font-weight="normal" officeooo:paragraph-rsid="0034b1b2" style:font-weight-asian="normal" style:font-weight-complex="normal"/>
    </style:style>
    <style:style style:name="P52" style:family="paragraph" style:parent-style-name="Standard">
      <style:text-properties style:font-name="Calibri" fo:font-weight="normal" officeooo:paragraph-rsid="00369006" style:font-weight-asian="normal" style:font-weight-complex="normal"/>
    </style:style>
    <style:style style:name="P53" style:family="paragraph" style:parent-style-name="Standard">
      <style:text-properties style:font-name="Calibri" fo:font-weight="normal" officeooo:paragraph-rsid="003a5ec3" style:font-weight-asian="normal" style:font-weight-complex="normal"/>
    </style:style>
    <style:style style:name="P54" style:family="paragraph" style:parent-style-name="Standard">
      <style:text-properties style:font-name="Calibri" fo:font-weight="normal" officeooo:paragraph-rsid="003b36b1" style:font-weight-asian="normal" style:font-weight-complex="normal"/>
    </style:style>
    <style:style style:name="P55" style:family="paragraph" style:parent-style-name="Standard">
      <style:text-properties style:font-name="Calibri" fo:font-weight="normal" officeooo:paragraph-rsid="003c2125" style:font-weight-asian="normal" style:font-weight-complex="normal"/>
    </style:style>
    <style:style style:name="P56" style:family="paragraph" style:parent-style-name="Standard">
      <style:text-properties style:font-name="Calibri" fo:font-weight="normal" officeooo:paragraph-rsid="003e81e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alibri" fo:font-weight="bold" officeooo:paragraph-rsid="001bc03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paragraph-rsid="001d44b4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paragraph-rsid="001e552b" style:font-weight-asian="bold" style:font-weight-complex="bold"/>
    </style:style>
    <style:style style:name="P60" style:family="paragraph" style:parent-style-name="Standard">
      <style:text-properties style:font-name="Calibri" fo:font-weight="bold" officeooo:paragraph-rsid="001bc03c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2e3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44b4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e552b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weight="bold" officeooo:rsid="001b0b3b" officeooo:paragraph-rsid="0023584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weight="bold" officeooo:paragraph-rsid="0023584c" style:font-weight-asian="bold" style:font-weight-complex="bold"/>
    </style:style>
    <style:style style:name="P66" style:family="paragraph" style:parent-style-name="Standard">
      <style:text-properties officeooo:paragraph-rsid="00235c17"/>
    </style:style>
    <style:style style:name="P67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172075" officeooo:paragraph-rsid="0023584c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/>
    </style:style>
    <style:style style:name="P70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71" style:family="paragraph" style:parent-style-name="Standard">
      <style:paragraph-properties fo:text-align="start" style:justify-single-word="false"/>
      <style:text-properties fo:color="#c9211e" loext:opacity="100%" officeooo:rsid="004cf930" officeooo:paragraph-rsid="004cf930"/>
    </style:style>
    <style:style style:name="T1" style:family="text">
      <style:text-properties officeooo:rsid="00117a86"/>
    </style:style>
    <style:style style:name="T2" style:family="text">
      <style:text-properties officeooo:rsid="001258b4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336edc"/>
    </style:style>
    <style:style style:name="T6" style:family="text">
      <style:text-properties officeooo:rsid="002640a0"/>
    </style:style>
    <style:style style:name="T7" style:family="text">
      <style:text-properties officeooo:rsid="002675cf"/>
    </style:style>
    <style:style style:name="T8" style:family="text">
      <style:text-properties officeooo:rsid="00281c0d"/>
    </style:style>
    <style:style style:name="T9" style:family="text">
      <style:text-properties officeooo:rsid="002a52bf"/>
    </style:style>
    <style:style style:name="T10" style:family="text">
      <style:text-properties officeooo:rsid="002c7972"/>
    </style:style>
    <style:style style:name="T11" style:family="text">
      <style:text-properties officeooo:rsid="0031c1c3"/>
    </style:style>
    <style:style style:name="T12" style:family="text">
      <style:text-properties officeooo:rsid="001d2e37"/>
    </style:style>
    <style:style style:name="T13" style:family="text">
      <style:text-properties officeooo:rsid="001d44b4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2520a7" style:font-weight-asian="normal" style:font-weight-complex="normal"/>
    </style:style>
    <style:style style:name="T16" style:family="text">
      <style:text-properties officeooo:rsid="001f62da"/>
    </style:style>
    <style:style style:name="T17" style:family="text">
      <style:text-properties officeooo:rsid="001ffe12"/>
    </style:style>
    <style:style style:name="T18" style:family="text">
      <style:text-properties officeooo:rsid="00213c15"/>
    </style:style>
    <style:style style:name="T19" style:family="text">
      <style:text-properties officeooo:rsid="0021fe77"/>
    </style:style>
    <style:style style:name="T20" style:family="text">
      <style:text-properties officeooo:rsid="00235c17"/>
    </style:style>
    <style:style style:name="T21" style:family="text">
      <style:text-properties officeooo:rsid="002378c9"/>
    </style:style>
    <style:style style:name="T22" style:family="text">
      <style:text-properties officeooo:rsid="002520a7"/>
    </style:style>
    <style:style style:name="T23" style:family="text">
      <style:text-properties officeooo:rsid="0027d167"/>
    </style:style>
    <style:style style:name="T24" style:family="text">
      <style:text-properties officeooo:rsid="00298464"/>
    </style:style>
    <style:style style:name="T25" style:family="text">
      <style:text-properties officeooo:rsid="002b7f06"/>
    </style:style>
    <style:style style:name="T26" style:family="text">
      <style:text-properties officeooo:rsid="002caa53"/>
    </style:style>
    <style:style style:name="T27" style:family="text">
      <style:text-properties officeooo:rsid="002e93f5"/>
    </style:style>
    <style:style style:name="T28" style:family="text">
      <style:text-properties officeooo:rsid="002efaa2"/>
    </style:style>
    <style:style style:name="T29" style:family="text">
      <style:text-properties officeooo:rsid="0031ac28"/>
    </style:style>
    <style:style style:name="T30" style:family="text">
      <style:text-properties officeooo:rsid="0033023b"/>
    </style:style>
    <style:style style:name="T31" style:family="text">
      <style:text-properties officeooo:rsid="002e8b35"/>
    </style:style>
    <style:style style:name="T32" style:family="text">
      <style:text-properties officeooo:rsid="003431ae"/>
    </style:style>
    <style:style style:name="T33" style:family="text">
      <style:text-properties officeooo:rsid="0034b1b2"/>
    </style:style>
    <style:style style:name="T34" style:family="text">
      <style:text-properties officeooo:rsid="0036f35e"/>
    </style:style>
    <style:style style:name="T35" style:family="text">
      <style:text-properties officeooo:rsid="0038e7b2"/>
    </style:style>
    <style:style style:name="T36" style:family="text">
      <style:text-properties officeooo:rsid="003a5ec3"/>
    </style:style>
    <style:style style:name="T37" style:family="text">
      <style:text-properties officeooo:rsid="003c2125"/>
    </style:style>
    <style:style style:name="T38" style:family="text">
      <style:text-properties officeooo:rsid="003df16e"/>
    </style:style>
    <style:style style:name="T39" style:family="text">
      <style:text-properties officeooo:rsid="003e81ec"/>
    </style:style>
    <style:style style:name="T40" style:family="text">
      <style:text-properties officeooo:rsid="00404368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sos de uso</text:p>
      <text:p text:style-name="P10">(En <text:span text:style-name="T3">rojo </text:span><text:span text:style-name="T4">van los que ya hice)</text:span></text:p>
      <text:p text:style-name="P2"/>
      <text:p text:style-name="P18">iniciar sesion</text:p>
      <text:p text:style-name="P18">cerrar sesion</text:p>
      <text:p text:style-name="P19">crear contraseña</text:p>
      <text:p text:style-name="P19"/>
      <text:p text:style-name="P19">mostrar mensajes</text:p>
      <text:p text:style-name="P2"/>
      <text:p text:style-name="P11">Ingresar medicos</text:p>
      <text:p text:style-name="P1">Modificar medicos</text:p>
      <text:p text:style-name="P12">Dar de baja medicos</text:p>
      <text:p text:style-name="P71">Restaurar medicos</text:p>
      <text:p text:style-name="P12">Ver lista de medicos</text:p>
      <text:p text:style-name="P1"/>
      <text:p text:style-name="P12">Ingresar paciente</text:p>
      <text:p text:style-name="P1">Modificar paciente</text:p>
      <text:p text:style-name="P1">Dar de baja paciente</text:p>
      <text:p text:style-name="P21">Ver lista de pacientes</text:p>
      <text:p text:style-name="P1"/>
      <text:p text:style-name="P16">Ingresar empleado</text:p>
      <text:p text:style-name="P23">Modificar empleado</text:p>
      <text:p text:style-name="P16">Dar de baja empleado</text:p>
      <text:p text:style-name="P71">Restaurar empleados<text:span text:style-name="T42"/></text:p>
      <text:p text:style-name="P16">Ver lista de empleados</text:p>
      <text:p text:style-name="P1"/>
      <text:p text:style-name="P12">Agregar una obra social</text:p>
      <text:p text:style-name="P1">Modificar una obra social</text:p>
      <text:p text:style-name="P1">Dar de baja de una obra social</text:p>
      <text:p text:style-name="P12">Asociar a una obra social</text:p>
      <text:p text:style-name="P12">Ver lista de obras sociales</text:p>
      <text:p text:style-name="P1"/>
      <text:p text:style-name="P12">Crear historial clinico</text:p>
      <text:p text:style-name="P1">Modificar el historial clinico</text:p>
      <text:p text:style-name="P12">Ver historial clinico</text:p>
      <text:p text:style-name="P1"/>
      <text:p text:style-name="P12">Agregar una enfermedad</text:p>
      <text:p text:style-name="P1">Borrar una enfermedad</text:p>
      <text:p text:style-name="P1">Modificar una enfermedad</text:p>
      <text:p text:style-name="P12">Ver lista de enfermedades</text:p>
      <text:p text:style-name="P12">Asociar una enfermedad a un<text:span text:style-name="T1">a receta</text:span></text:p>
      <text:p text:style-name="P15">Asociar una enfermedad a<text:span text:style-name="T1">l historial clinico</text:span></text:p>
      <text:p text:style-name="P1"/>
      <text:p text:style-name="P12">Agregar un medicamento</text:p>
      <text:p text:style-name="P1">Borrar un medicamento</text:p>
      <text:p text:style-name="P1">Modificar un medicamento</text:p>
      <text:p text:style-name="P12">Ver lista de medicamentos</text:p>
      <text:p text:style-name="P14">Asociar un <text:span text:style-name="T2">medicamento</text:span> a un<text:span text:style-name="T1">a receta</text:span></text:p>
      <text:p text:style-name="P14">Asociar un <text:span text:style-name="T2">medicamento </text:span>a<text:span text:style-name="T1">l historial clinico</text:span></text:p>
      <text:p text:style-name="P1"/>
      <text:p text:style-name="P12">Crear receta</text:p>
      <text:p text:style-name="P1">Borrar receta</text:p>
      <text:p text:style-name="P9"><text:soft-page-break/>Hacer PDF de receta</text:p>
      <text:p text:style-name="P22">Ver lista de recetas</text:p>
      <text:p text:style-name="P1"/>
      <text:p text:style-name="P12">Crear consultorio</text:p>
      <text:p text:style-name="P1">Borrar consultorio</text:p>
      <text:p text:style-name="P1">Modificar consultorio</text:p>
      <text:p text:style-name="P20">Asociar un medico a un consultorio</text:p>
      <text:p text:style-name="Standard"/>
      <text:p text:style-name="Standard"/>
      <text:p text:style-name="P61">Ingresar medico</text:p>
      <text:p text:style-name="P57"/>
      <text:p text:style-name="P25">precondicion: <text:span text:style-name="T12">ser administrador</text:span></text:p>
      <text:p text:style-name="P25"/>
      <text:p text:style-name="P25">descripcion: el sistema debe responder de la siguiente manera cuando el usuario desee registrar <text:span text:style-name="T12">un medico</text:span></text:p>
      <text:p text:style-name="P25"/>
      <text:p text:style-name="P25">secuencia normal:</text:p>
      <text:p text:style-name="P25">01 <text:span text:style-name="T12">admin</text:span> solicita al sistema registrar <text:span text:style-name="T12">medico</text:span></text:p>
      <text:p text:style-name="P25">02 sistema muestra al <text:span text:style-name="T12">admin</text:span> el formulario de registro</text:p>
      <text:p text:style-name="P25">03 <text:span text:style-name="T12">admin</text:span> llena el formulario con <text:span text:style-name="T12">los</text:span> datos</text:p>
      <text:p text:style-name="P30">04 sistema verifica que el <text:span text:style-name="T12">medico</text:span> no exista</text:p>
      <text:p text:style-name="P25">0<text:span text:style-name="T6">5</text:span> sistema valida que los datos ingresados cumplen con las especificaciones del sistema</text:p>
      <text:p text:style-name="P25">0<text:span text:style-name="T6">6</text:span> siste<text:span text:style-name="T7">ma</text:span> guarda los datos en la base de datos</text:p>
      <text:p text:style-name="P25"/>
      <text:p text:style-name="P25">postcondicion: <text:span text:style-name="T12">medico</text:span> registrado</text:p>
      <text:p text:style-name="P25"/>
      <text:p text:style-name="P25">excepcion:</text:p>
      <text:p text:style-name="P25">desde el paso 04</text:p>
      <text:p text:style-name="P25">0<text:span text:style-name="T8">5</text:span> sistema detecta que los datos ingresados no cumplen con las especificaciones del sistema</text:p>
      <text:p text:style-name="P25">0<text:span text:style-name="T8">6</text:span> sistema notifica al <text:span text:style-name="T12">admin</text:span> y le pide que modifique los datos ingresados</text:p>
      <text:p text:style-name="P25"/>
      <text:p text:style-name="P33">desde el paso 05</text:p>
      <text:p text:style-name="P25">04 el sistema detecta que los datos ya estan asociados a un usuario</text:p>
      <text:p text:style-name="P25">05 sistema notifica al <text:span text:style-name="T12">admin</text:span> y lo dirige a iniciar sesion</text:p>
      <text:p text:style-name="P25"/>
      <text:p text:style-name="P25"/>
      <text:p text:style-name="P25"/>
      <text:p text:style-name="P62">Ingresar <text:span text:style-name="T13">empleado</text:span></text:p>
      <text:p text:style-name="P58"/>
      <text:p text:style-name="P26">precondicion: <text:span text:style-name="T12">ser administrador</text:span></text:p>
      <text:p text:style-name="P26"/>
      <text:p text:style-name="P26">descripcion: el sistema debe responder de la siguiente manera cuando el usuario desee registrar <text:span text:style-name="T12">un </text:span><text:span text:style-name="T13">empleado</text:span></text:p>
      <text:p text:style-name="P26"/>
      <text:p text:style-name="P26">secuencia normal:</text:p>
      <text:p text:style-name="P26">01 <text:span text:style-name="T12">admin</text:span> solicita al sistema registrar <text:span text:style-name="T13">empleado</text:span></text:p>
      <text:p text:style-name="P26">02 sistema muestra al <text:span text:style-name="T12">admin</text:span> el formulario de registro</text:p>
      <text:p text:style-name="P26">03 <text:span text:style-name="T12">admin</text:span> llena el formulario con <text:span text:style-name="T12">los</text:span> datos</text:p>
      <text:p text:style-name="P31">04 sistema verifica que el <text:span text:style-name="T13">empleado</text:span> no exista</text:p>
      <text:p text:style-name="P26">0<text:span text:style-name="T6">5</text:span> sistema valida que los datos ingresados cumplen con las especificaciones del sistema</text:p>
      <text:p text:style-name="P26"><text:soft-page-break/>0<text:span text:style-name="T6">6</text:span> siste<text:span text:style-name="T7">ma</text:span> guarda los datos en la base de datos</text:p>
      <text:p text:style-name="P26"/>
      <text:p text:style-name="P26">postcondicion: <text:span text:style-name="T13">empleado</text:span> registrado</text:p>
      <text:p text:style-name="P26"/>
      <text:p text:style-name="P26">excepcion:</text:p>
      <text:p text:style-name="P26">desde el paso 04</text:p>
      <text:p text:style-name="P26">0<text:span text:style-name="T8">5</text:span> sistema detecta que los datos ingresados no cumplen con las especificaciones del sistema</text:p>
      <text:p text:style-name="P26">0<text:span text:style-name="T8">6</text:span> sistema notifica al <text:span text:style-name="T12">admin</text:span> y le pide que modifique los datos ingresados</text:p>
      <text:p text:style-name="P26"/>
      <text:p text:style-name="P34">desde el paso 05</text:p>
      <text:p text:style-name="P26">04 el sistema detecta que los datos ya estan asociados a un usuario</text:p>
      <text:p text:style-name="P26">05 sistema notifica al <text:span text:style-name="T12">admin</text:span> y lo dirige a iniciar sesion</text:p>
      <text:p text:style-name="P26"/>
      <text:p text:style-name="P26"/>
      <text:p text:style-name="P63">Ingresar <text:span text:style-name="T16">paciente</text:span></text:p>
      <text:p text:style-name="P59"/>
      <text:p text:style-name="P27">precondicion: <text:span text:style-name="T12">ser administ</text:span><text:span text:style-name="T16">rador o medico</text:span></text:p>
      <text:p text:style-name="P27"/>
      <text:p text:style-name="P27">descripcion: el sistema debe responder de la siguiente manera cuando el usuario desee registrar <text:span text:style-name="T12">un </text:span><text:span text:style-name="T17">paciente</text:span></text:p>
      <text:p text:style-name="P27"/>
      <text:p text:style-name="P27">secuencia normal:</text:p>
      <text:p text:style-name="P28">01 <text:span text:style-name="T12">admin</text:span> solicita al sistema registrar <text:span text:style-name="T17">paciente</text:span></text:p>
      <text:p text:style-name="P27">02 sistema muestra al <text:span text:style-name="T12">admin</text:span> el formulario de registro</text:p>
      <text:p text:style-name="P27">03 <text:span text:style-name="T12">admin</text:span> llena el formulario con <text:span text:style-name="T12">los</text:span> datos</text:p>
      <text:p text:style-name="P32">04 sistema verifica que el <text:span text:style-name="T17">paciente</text:span> no exista</text:p>
      <text:p text:style-name="P27">0<text:span text:style-name="T6">5</text:span> sistema valida que los datos ingresados cumplen con las especificaciones del sistema</text:p>
      <text:p text:style-name="P27">0<text:span text:style-name="T6">6</text:span> siste<text:span text:style-name="T7">ma</text:span> guarda los datos en la base de datos</text:p>
      <text:p text:style-name="P27"/>
      <text:p text:style-name="P29">postcondicion: <text:span text:style-name="T17">paciente</text:span> registrado</text:p>
      <text:p text:style-name="P27"/>
      <text:p text:style-name="P27">excepcion:</text:p>
      <text:p text:style-name="P27">desde el paso 04</text:p>
      <text:p text:style-name="P27">0<text:span text:style-name="T8">5</text:span> sistema detecta que los datos ingresados no cumplen con las especificaciones del sistema</text:p>
      <text:p text:style-name="P27">0<text:span text:style-name="T8">6</text:span> sistema notifica al <text:span text:style-name="T12">admin</text:span> y le pide que modifique los datos ingresados</text:p>
      <text:p text:style-name="P27"/>
      <text:p text:style-name="P35">desde el paso 05</text:p>
      <text:p text:style-name="P27">04 el sistema detecta que los datos ya estan asociados a un usuario</text:p>
      <text:p text:style-name="P27">05 sistema notifica al <text:span text:style-name="T12">admin</text:span> y lo dirige a iniciar sesion</text:p>
      <text:p text:style-name="P26"/>
      <text:p text:style-name="P57"/>
      <text:p text:style-name="P57"/>
      <text:p text:style-name="P57"><text:span text:style-name="T18">I</text:span>nicia sesion</text:p>
      <text:p text:style-name="P57"/>
      <text:p text:style-name="P41">precondicion: <text:tab/><text:span text:style-name="T9">que el usuario este registrado</text:span></text:p>
      <text:p text:style-name="P41"/>
      <text:p text:style-name="P41">descripcion: el sistema debe responder de la siguiente manera cuando el usuario desee iniciar sesion</text:p>
      <text:p text:style-name="P41"/>
      <text:p text:style-name="P41"><text:soft-page-break/>secuencia normal:</text:p>
      <text:p text:style-name="P41">01 usuario solicita al sistema iniciar sesion</text:p>
      <text:p text:style-name="P41">02 sistema muestra al usuario el formulario de inicio de sesion</text:p>
      <text:p text:style-name="P41">03 usuario llena el formulario con sus datos</text:p>
      <text:p text:style-name="P41">04 el sistema valida que los datos ingresados coinciden con un usario en la base de datos</text:p>
      <text:p text:style-name="P41">05 el sistema inicia la sesion del usuario</text:p>
      <text:p text:style-name="P41"/>
      <text:p text:style-name="P41">postcondicion: sesion de usuario inicada</text:p>
      <text:p text:style-name="P41"/>
      <text:p text:style-name="P41">excepciones:</text:p>
      <text:p text:style-name="P41">desde el paso 05</text:p>
      <text:p text:style-name="P41">05 el sistema no encuentra ningun usuario con los datos ingresados</text:p>
      <text:p text:style-name="P41">06 el sistema le notifica al usuario que los datos no coinciden</text:p>
      <text:p text:style-name="P41"/>
      <text:p text:style-name="P36">desde el paso 05</text:p>
      <text:p text:style-name="P41">05 el sistema encuentra que los datos coinciden con la sesion de adminsitrador <text:span text:style-name="T10">o vendedor</text:span></text:p>
      <text:p text:style-name="P41">06 el sistema inicia sesion al usuario como administrador <text:span text:style-name="T10">o vendedor</text:span></text:p>
      <text:p text:style-name="P41"/>
      <text:p text:style-name="P60"><text:span text:style-name="T19">C</text:span>ierra sesion</text:p>
      <text:p text:style-name="P60"/>
      <text:p text:style-name="P41">precondicion: usuario con sesion inciada</text:p>
      <text:p text:style-name="P41"/>
      <text:p text:style-name="P41">descripcion: <text:s/>el sistema debe responder de la siguiente manera cuando el usuario desee cerrar sesion</text:p>
      <text:p text:style-name="P41"/>
      <text:p text:style-name="P41">secuencia normal:</text:p>
      <text:p text:style-name="P41">01 usuario solicita al sistema cerrar sesion</text:p>
      <text:p text:style-name="P37">02 el sistema verifica que la sesion este iniciada</text:p>
      <text:p text:style-name="P41">0<text:span text:style-name="T11">3</text:span> sistema cierra la sesion del usuario y lo redirige a la pagina principal</text:p>
      <text:p text:style-name="P41"/>
      <text:p text:style-name="P41">postcondicion: sesion cerrada</text:p>
      <text:p text:style-name="P41"/>
      <text:p text:style-name="P41">desde el paso 0<text:span text:style-name="T5">2</text:span></text:p>
      <text:p text:style-name="P41">0<text:span text:style-name="T5">2</text:span> el sistema no encuentra ningun usuario con los datos ingresados</text:p>
      <text:p text:style-name="P41"/>
      <text:p text:style-name="P64">crear contraseña</text:p>
      <text:p text:style-name="P64"/>
      <text:p text:style-name="P43">precondicion: usuario con <text:span text:style-name="T20">cuenta creada sin contraseña</text:span></text:p>
      <text:p text:style-name="P43"/>
      <text:p text:style-name="P43">descripcion: <text:s/>el sistema debe responder de la siguiente manera cuando el usuario desee <text:span text:style-name="T20">crear contraseña</text:span></text:p>
      <text:p text:style-name="P43"/>
      <text:p text:style-name="P43">secuencia normal:</text:p>
      <text:p text:style-name="P43">01 usuario solicita al sistema c<text:span text:style-name="T20">rear contraseña</text:span></text:p>
      <text:p text:style-name="P44">02 el sistema muestra un formulario</text:p>
      <text:p text:style-name="P44">03 el usuario rellena el formulario</text:p>
      <text:p text:style-name="P38">0<text:span text:style-name="T20">4</text:span> el sistema verifica que la <text:span text:style-name="T20">contraseña no</text:span> este <text:span text:style-name="T20">creada</text:span></text:p>
      <text:p text:style-name="P43">0<text:span text:style-name="T20">5</text:span> sistema c<text:span text:style-name="T20">rea la contraseña</text:span> del usuario <text:span text:style-name="T20">e inicia sesion</text:span></text:p>
      <text:p text:style-name="P43"/>
      <text:p text:style-name="P43"><text:soft-page-break/>postcondicion: <text:span text:style-name="T21">contraseña creada y sesion iniciada</text:span></text:p>
      <text:p text:style-name="P43"/>
      <text:p text:style-name="P43">desde el paso 0<text:span text:style-name="T22">3</text:span></text:p>
      <text:p text:style-name="P66"><text:span text:style-name="T14">0</text:span><text:span text:style-name="T15">4</text:span><text:span text:style-name="T14"> el sistema </text:span><text:span text:style-name="T15">encuentra una contraseña para la cuenta, informa al usuario y lo redirige a iniciar sesion</text:span></text:p>
      <text:p text:style-name="P65"/>
      <text:p text:style-name="P67">Modificar medicos</text:p>
      <text:p text:style-name="P3"/>
      <text:p text:style-name="P45">precondicion: usuario con sesion inciada <text:span text:style-name="T23">de admin o ser el medico a modificar</text:span></text:p>
      <text:p text:style-name="P45"/>
      <text:p text:style-name="P45">descripcion: <text:s/>el sistema debe responder de la siguiente manera cuando el usuario desee <text:span text:style-name="T23">modificar un medico</text:span></text:p>
      <text:p text:style-name="P45"/>
      <text:p text:style-name="P45">secuencia normal:</text:p>
      <text:p text:style-name="P45">01 usuario solicita al sistema <text:span text:style-name="T23">modificar un medico</text:span></text:p>
      <text:p text:style-name="P39">02 el sistema verifica que la sesion este iniciada <text:span text:style-name="T23">y tenga el rango requerido</text:span></text:p>
      <text:p text:style-name="P46">03 el sistema muestra un formulario con la informacion a modificar del medico</text:p>
      <text:p text:style-name="P46">04 el usuario envia los datos</text:p>
      <text:p text:style-name="P45">0<text:span text:style-name="T23">5</text:span> sistema <text:span text:style-name="T23">modifica</text:span> el <text:span text:style-name="T23">medico e informa al usuario</text:span></text:p>
      <text:p text:style-name="P45"/>
      <text:p text:style-name="P45">postcondicion: <text:span text:style-name="T24">medico modificado</text:span></text:p>
      <text:p text:style-name="P45"/>
      <text:p text:style-name="P45">desde el paso 0<text:span text:style-name="T5">2</text:span></text:p>
      <text:p text:style-name="P45">0<text:span text:style-name="T5">2</text:span> el <text:span text:style-name="T24">usuario no cuenta con el rango o no está iniciado</text:span></text:p>
      <text:p text:style-name="P47">03 el sistema le notifica y lo redirige <text:span text:style-name="T25">a iniciar sesión</text:span></text:p>
      <text:p text:style-name="P3"/>
      <text:p text:style-name="P67">Dar de baja medicos</text:p>
      <text:p text:style-name="P3"/>
      <text:p text:style-name="P48">precondicion: usuario con sesion inciada <text:span text:style-name="T26">y rango admin</text:span></text:p>
      <text:p text:style-name="P48"/>
      <text:p text:style-name="P48">descripcion: <text:s/>el sistema debe responder de la siguiente manera cuando el usuario desee dar de baja un medico</text:p>
      <text:p text:style-name="P48"/>
      <text:p text:style-name="P48">secuencia normal:</text:p>
      <text:p text:style-name="P48">01 usuario solicita al sistema dar de baja un medico</text:p>
      <text:p text:style-name="P40">02 el sistema verifica que la sesion este iniciada y tenga el rango requerido</text:p>
      <text:p text:style-name="P48">0<text:span text:style-name="T11">3</text:span> sistema <text:span text:style-name="T27">da de baja al medico</text:span> y lo redirige a la pagina principal</text:p>
      <text:p text:style-name="P48"/>
      <text:p text:style-name="P48">postcondicion: <text:span text:style-name="T28">medico dado de baja</text:span></text:p>
      <text:p text:style-name="P48"/>
      <text:p text:style-name="P48">desde el paso 0<text:span text:style-name="T5">2</text:span></text:p>
      <text:p text:style-name="P48">0<text:span text:style-name="T5">2</text:span> el <text:span text:style-name="T27">usuario no tenia la sesion o no tenia el rango</text:span></text:p>
      <text:p text:style-name="P49">03 el sistema le notifica y le redirige a iniciar sesion</text:p>
      <text:p text:style-name="P3"/>
      <text:p text:style-name="P67">Ver lista de medicos</text:p>
      <text:p text:style-name="P3"/>
      <text:p text:style-name="P50">precondicion: <text:span text:style-name="T32">ninguna</text:span></text:p>
      <text:p text:style-name="P50"/>
      <text:p text:style-name="P50">descripcion: <text:s/>el sistema debe responder de la siguiente manera cuando el usuario desee <text:span text:style-name="T29">ver lista de medicos</text:span></text:p>
      <text:p text:style-name="P50"><text:soft-page-break/></text:p>
      <text:p text:style-name="P50">secuencia normal:</text:p>
      <text:p text:style-name="P50">01 usuario solicita al sistema <text:span text:style-name="T30">ver lista de medicos</text:span></text:p>
      <text:p text:style-name="P50"><text:span text:style-name="T31">02 el sistema </text:span><text:span text:style-name="T30">lista los medicos</text:span></text:p>
      <text:p text:style-name="P50"/>
      <text:p text:style-name="P50">postcondicion: <text:span text:style-name="T32">medicos listados</text:span></text:p>
      <text:p text:style-name="P3"/>
      <text:p text:style-name="P13">Ingresar paciente</text:p>
      <text:p text:style-name="P3">Modificar paciente</text:p>
      <text:p text:style-name="P3">Dar de baja paciente</text:p>
      <text:p text:style-name="P67">Ver lista de pacientes</text:p>
      <text:p text:style-name="P4"/>
      <text:p text:style-name="P51">precondicion: <text:span text:style-name="T32">ninguna</text:span></text:p>
      <text:p text:style-name="P51"/>
      <text:p text:style-name="P51">descripcion: <text:s/>el sistema debe responder de la siguiente manera cuando el usuario desee <text:span text:style-name="T29">ver lista de </text:span><text:span text:style-name="T33">pacientes</text:span></text:p>
      <text:p text:style-name="P51"/>
      <text:p text:style-name="P51">secuencia normal:</text:p>
      <text:p text:style-name="P51">01 usuario solicita al sistema <text:span text:style-name="T30">ver lista de </text:span><text:span text:style-name="T33">pacientes</text:span></text:p>
      <text:p text:style-name="P51"><text:span text:style-name="T31">02 el sistema </text:span><text:span text:style-name="T30">lista los </text:span><text:span text:style-name="T33">pacientes</text:span></text:p>
      <text:p text:style-name="P51"/>
      <text:p text:style-name="P51">postcondicion: <text:span text:style-name="T33">pacientes</text:span><text:span text:style-name="T32"> listados</text:span></text:p>
      <text:p text:style-name="P3"/>
      <text:p text:style-name="P17">Ingresar empleado</text:p>
      <text:p text:style-name="P24">Modificar empleado</text:p>
      <text:p text:style-name="P24">Dar de baja empleado</text:p>
      <text:p text:style-name="P68">Ver lista de empleados</text:p>
      <text:p text:style-name="P5"/>
      <text:p text:style-name="P52">precondicion: <text:span text:style-name="T32">ninguna</text:span></text:p>
      <text:p text:style-name="P52"/>
      <text:p text:style-name="P52">descripcion: <text:s/>el sistema debe responder de la siguiente manera cuando el usuario desee <text:span text:style-name="T29">ver lista de </text:span><text:span text:style-name="T34">empleados</text:span></text:p>
      <text:p text:style-name="P52"/>
      <text:p text:style-name="P52">secuencia normal:</text:p>
      <text:p text:style-name="P52">01 usuario solicita al sistema <text:span text:style-name="T30">ver lista de </text:span><text:span text:style-name="T35">empleados</text:span></text:p>
      <text:p text:style-name="P52"><text:span text:style-name="T31">02 el sistema </text:span><text:span text:style-name="T30">lista los </text:span><text:span text:style-name="T35">empleados</text:span></text:p>
      <text:p text:style-name="P52"/>
      <text:p text:style-name="P52">postcondicion: <text:span text:style-name="T35">empleados</text:span><text:span text:style-name="T32"> listados</text:span></text:p>
      <text:p text:style-name="P3"/>
      <text:p text:style-name="P3">Agregar una obra social</text:p>
      <text:p text:style-name="P3">Modificar una obra social</text:p>
      <text:p text:style-name="P3">Dar de baja de una obra social</text:p>
      <text:p text:style-name="P3">Asociar a una obra social</text:p>
      <text:p text:style-name="P67">Ver lista de obras sociales</text:p>
      <text:p text:style-name="P6"/>
      <text:p text:style-name="P53">precondicion: <text:span text:style-name="T32">ninguna</text:span></text:p>
      <text:p text:style-name="P53"/>
      <text:p text:style-name="P53">descripcion: <text:s/>el sistema debe responder de la siguiente manera cuando el usuario desee <text:span text:style-name="T29">ver lista de obras sociales</text:span></text:p>
      <text:p text:style-name="P53"/>
      <text:p text:style-name="P53"><text:soft-page-break/>secuencia normal:</text:p>
      <text:p text:style-name="P53">01 usuario solicita al sistema <text:span text:style-name="T30">ver lista de obras sociales</text:span></text:p>
      <text:p text:style-name="P53"><text:span text:style-name="T31">02 el sistema </text:span><text:span text:style-name="T30">lista l</text:span><text:span text:style-name="T36">a</text:span><text:span text:style-name="T30">s obras sociales</text:span></text:p>
      <text:p text:style-name="P53"/>
      <text:p text:style-name="P54">postcondicion: obras sociales<text:span text:style-name="T32"> listados</text:span></text:p>
      <text:p text:style-name="P3"/>
      <text:p text:style-name="P3">Crear historial clinico</text:p>
      <text:p text:style-name="P3">Modificar el historial clinico</text:p>
      <text:p text:style-name="P3">Ver historial clinico</text:p>
      <text:p text:style-name="P3"/>
      <text:p text:style-name="P3">Agregar una enfermedad</text:p>
      <text:p text:style-name="P3">Borrar una enfermedad</text:p>
      <text:p text:style-name="P3">Modificar una enfermedad</text:p>
      <text:p text:style-name="P67">Ver lista de enfermedades</text:p>
      <text:p text:style-name="P3"/>
      <text:p text:style-name="P55">precondicion: <text:span text:style-name="T32">ninguna</text:span></text:p>
      <text:p text:style-name="P55"/>
      <text:p text:style-name="P55">descripcion: <text:s/>el sistema debe responder de la siguiente manera cuando el usuario desee <text:span text:style-name="T29">ver lista de </text:span><text:span text:style-name="T37">enfermedades</text:span></text:p>
      <text:p text:style-name="P55"/>
      <text:p text:style-name="P55">secuencia normal:</text:p>
      <text:p text:style-name="P55">01 usuario solicita al sistema <text:span text:style-name="T30">ver lista de </text:span><text:span text:style-name="T37">enfermedades</text:span></text:p>
      <text:p text:style-name="P55"><text:span text:style-name="T31">02 el sistema </text:span><text:span text:style-name="T30">lista l</text:span><text:span text:style-name="T36">a</text:span><text:span text:style-name="T30">s </text:span><text:span text:style-name="T37">enfermedades</text:span></text:p>
      <text:p text:style-name="P55"/>
      <text:p text:style-name="P55">postcondicion: <text:span text:style-name="T38">enfermedades listadas</text:span></text:p>
      <text:p text:style-name="P3">Asociar una enfermedad a un<text:span text:style-name="T1">a receta</text:span></text:p>
      <text:p text:style-name="P3">Asociar una enfermedad a<text:span text:style-name="T1">l historial clinico</text:span></text:p>
      <text:p text:style-name="P3"/>
      <text:p text:style-name="P3">Agregar un medicamento</text:p>
      <text:p text:style-name="P3">Borrar un medicamento</text:p>
      <text:p text:style-name="P3">Modificar un medicamento</text:p>
      <text:p text:style-name="P67">Ver lista de medicamentos</text:p>
      <text:p text:style-name="P3"/>
      <text:p text:style-name="P56">precondicion: <text:span text:style-name="T32">ninguna</text:span></text:p>
      <text:p text:style-name="P56"/>
      <text:p text:style-name="P56">descripcion: <text:s/>el sistema debe responder de la siguiente manera cuando el usuario desee <text:span text:style-name="T29">ver lista de </text:span><text:span text:style-name="T39">medicamentos</text:span></text:p>
      <text:p text:style-name="P56"/>
      <text:p text:style-name="P56">secuencia normal:</text:p>
      <text:p text:style-name="P56">01 usuario solicita al sistema <text:span text:style-name="T30">ver lista de </text:span><text:span text:style-name="T39">medicamentos</text:span></text:p>
      <text:p text:style-name="P56"><text:span text:style-name="T31">02 el sistema </text:span><text:span text:style-name="T30">lista l</text:span><text:span text:style-name="T36">a</text:span><text:span text:style-name="T30">s </text:span><text:span text:style-name="T39">medicamentos</text:span></text:p>
      <text:p text:style-name="P56"/>
      <text:p text:style-name="P56">postcondicion: <text:span text:style-name="T40">medicamentos</text:span><text:span text:style-name="T32"> listados</text:span></text:p>
      <text:p text:style-name="P3">Asociar un <text:span text:style-name="T2">medicamento</text:span> a un<text:span text:style-name="T1">a receta</text:span></text:p>
      <text:p text:style-name="P3">Asociar un <text:span text:style-name="T2">medicamento </text:span>a<text:span text:style-name="T1">l historial clinico</text:span></text:p>
      <text:p text:style-name="P3"/>
      <text:p text:style-name="P3">Crear receta</text:p>
      <text:p text:style-name="P3">Borrar receta</text:p>
      <text:p text:style-name="P8">Hacer PDF de receta</text:p>
      <text:p text:style-name="P3"/>
      <text:p text:style-name="P3">Crear consultorio</text:p>
      <text:p text:style-name="P3"><text:soft-page-break/>Borrar consultorio</text:p>
      <text:p text:style-name="P3">Modificar consultorio</text:p>
      <text:p text:style-name="P42">Asociar un medico a un consulto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6T19:24:52.287000000</dc:date>
    <meta:editing-duration>P1DT14H45M32S</meta:editing-duration>
    <meta:editing-cycles>59</meta:editing-cycles>
    <meta:generator>LibreOffice/7.5.1.2$Windows_X86_64 LibreOffice_project/fcbaee479e84c6cd81291587d2ee68cba099e129</meta:generator>
    <meta:document-statistic meta:table-count="0" meta:image-count="0" meta:object-count="0" meta:page-count="8" meta:paragraph-count="237" meta:word-count="1482" meta:character-count="9192" meta:non-whitespace-character-count="7936"/>
  </office:meta>
</office:document-meta>
</file>